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8.41cm"/>
    </style:style>
    <style:style style:name="co2" style:family="table-column">
      <style:table-column-properties fo:break-before="auto" style:column-width="8.631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16.787cm"/>
    </style:style>
    <style:style style:name="co5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="0.06pt solid #000000" fo:padding="0.071cm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="0.06pt solid #000000"/>
      <style:text-properties style:font-name="Calibri" fo:font-size="11pt" style:text-underline-style="none" style:font-size-asian="11pt" style:font-size-complex="11pt"/>
    </style:style>
    <style:style style:name="ce8" style:family="table-cell" style:parent-style-name="Default"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Calibri" fo:font-size="11pt" style:text-underline-style="none" style:font-size-asian="11pt" style:font-size-complex="11pt"/>
    </style:style>
    <style:style style:name="ce10" style:family="table-cell" style:parent-style-name="Default">
      <style:table-cell-properties fo:padding="0.071cm"/>
    </style:style>
    <style:style style:name="T1" style:family="text">
      <style:text-properties style:font-name="Calibri" fo:font-size="11pt" style:text-underline-style="none" style:text-underline-color="font-color" style:font-size-asian="11pt" style:font-size-complex="11pt"/>
    </style:style>
    <style:style style:name="T2" style:family="text">
      <style:text-properties style:font-name="Calibri" fo:font-size="11pt" style:text-underline-style="none" style:text-underline-color="font-color" style:font-size-asian="11pt" style:font-size-complex="11pt" fo:color="#313739" style:font-name-asian="Monospace" style:font-name-complex="Monospace"/>
    </style:style>
    <style:style style:name="T3" style:family="text">
      <style:text-properties style:font-name="Calibri" fo:font-size="11pt" style:text-underline-style="none" style:text-underline-color="font-color" style:font-size-asian="11pt" style:font-size-complex="11pt" style:font-name-asian="Monospace" style:font-name-complex="Monospac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COS-EC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4" office:value-type="string" calcext:value-type="string">
            <text:p>has transitiveBroader</text:p>
          </table:table-cell>
          <table:table-cell table:style-name="ce6" office:value-type="string" calcext:value-type="string">
            <text:p>Definition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atmospheric</text:p>
          </table:table-cell>
          <table:table-cell table:style-name="ce5"/>
          <table:table-cell table:style-name="ce7"/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terrestrial</text:p>
          </table:table-cell>
          <table:table-cell table:style-name="ce5"/>
          <table:table-cell table:style-name="ce7"/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oceanic</text:p>
          </table:table-cell>
          <table:table-cell table:style-name="ce5"/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atmosphericSurface</text:p>
          </table:table-cell>
          <table:table-cell table:style-name="ce2" office:value-type="string" calcext:value-type="string">
            <text:p>atmospheric surface</text:p>
          </table:table-cell>
          <table:table-cell table:style-name="ce2" table:formula="of:=[.A2]" office:value-type="string" office:string-value="atmospheric" calcext:value-type="string">
            <text:p>atmospheric</text:p>
          </table:table-cell>
          <table:table-cell table:style-name="ce8" office:value-type="string" calcext:value-type="string">
            <text:p><text:span text:style-name="T1">Including measurements at </text:span><text:span text:style-name="T2">standardized</text:span><text:span text:style-name="T3">, but globally varying heights in close proximity to the surface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mosphericUpperair</text:p>
          </table:table-cell>
          <table:table-cell table:style-name="ce2" office:value-type="string" calcext:value-type="string">
            <text:p>atmospheric upper-air</text:p>
          </table:table-cell>
          <table:table-cell table:style-name="ce2" table:formula="of:=[.A2]" office:value-type="string" office:string-value="atmospheric" calcext:value-type="string">
            <text:p>atmospheric</text:p>
          </table:table-cell>
          <table:table-cell table:style-name="ce8" office:value-type="string" calcext:value-type="string">
            <text:p><text:span text:style-name="T1">Up to the </text:span><text:span text:style-name="T2">stratopause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mosphericComposition</text:p>
          </table:table-cell>
          <table:table-cell table:style-name="ce2" office:value-type="string" calcext:value-type="string">
            <text:p>atmospheric composition</text:p>
          </table:table-cell>
          <table:table-cell table:style-name="ce2" table:formula="of:=[.A2]" office:value-type="string" office:string-value="atmospheric" calcext:value-type="string">
            <text:p>atmospheric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oceanicSurface</text:p>
          </table:table-cell>
          <table:table-cell table:style-name="ce2" office:value-type="string" calcext:value-type="string">
            <text:p>oceanic surface</text:p>
          </table:table-cell>
          <table:table-cell table:style-name="ce2" table:formula="of:=[.A4]" office:value-type="string" office:string-value="oceanic" calcext:value-type="string">
            <text:p>oceanic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oceanicSubsurface</text:p>
          </table:table-cell>
          <table:table-cell table:style-name="ce2" office:value-type="string" calcext:value-type="string">
            <text:p>oceanic sub-surface</text:p>
          </table:table-cell>
          <table:table-cell table:style-name="ce2" table:formula="of:=[.A4]" office:value-type="string" office:string-value="oceanic" calcext:value-type="string">
            <text:p>oceanic</text:p>
          </table:table-cell>
          <table:table-cell table:style-name="ce8" office:value-type="string" calcext:value-type="string">
            <text:p>Including measurements within the surface mixed layer, usually within the upper 15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mosphericUpperairCloudProperties</text:p>
          </table:table-cell>
          <table:table-cell table:style-name="ce3" office:value-type="string" calcext:value-type="string">
            <text:p>atmospheric upper-air cloud properties</text:p>
          </table:table-cell>
          <table:table-cell table:style-name="ce2" table:formula="of:=[.A6]" office:value-type="string" office:string-value="atmosphericUpperair" calcext:value-type="string">
            <text:p>atmosphericUpperair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3" office:value-type="string" calcext:value-type="string">
            <text:p>atmosphericCompositionOzoneAndAerosols</text:p>
          </table:table-cell>
          <table:table-cell table:style-name="ce3" office:value-type="string" calcext:value-type="string">
            <text:p>atmospheric composition ozone and aerosols</text:p>
          </table:table-cell>
          <table:table-cell table:style-name="ce2" table:formula="of:=[.A7]" office:value-type="string" office:string-value="atmosphericComposition" calcext:value-type="string">
            <text:p>atmosphericCompositio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3" office:value-type="string" calcext:value-type="string">
            <text:p>atmosphericCompositionCarbonDioxideMethane</text:p>
          </table:table-cell>
          <table:table-cell table:style-name="ce3" office:value-type="string" calcext:value-type="string">
            <text:p>atmospheric composition carbon dioxide, methane</text:p>
          </table:table-cell>
          <table:table-cell table:style-name="ce2" table:formula="of:=[.A7]" office:value-type="string" office:string-value="atmosphericComposition" calcext:value-type="string">
            <text:p>atmosphericCompositio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3" office:value-type="string" calcext:value-type="string">
            <text:p>atmosphericCompositionOzoneAndAerosols</text:p>
          </table:table-cell>
          <table:table-cell table:style-name="ce3" office:value-type="string" calcext:value-type="string">
            <text:p>atmospheric composition ozone and aerosols</text:p>
          </table:table-cell>
          <table:table-cell table:style-name="ce2" table:formula="of:=[.A7]" office:value-type="string" office:string-value="atmosphericComposition" calcext:value-type="string">
            <text:p>atmosphericComposition</text:p>
          </table:table-cell>
          <table:table-cell table:style-name="ce7"/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oceanicSurfaceColour</text:p>
          </table:table-cell>
          <table:table-cell table:style-name="ce3" office:value-type="string" calcext:value-type="string">
            <text:p>oceanic surface colour</text:p>
          </table:table-cell>
          <table:table-cell table:style-name="ce5" table:formula="of:=[.A8]" office:value-type="string" office:string-value="oceanicSurface" calcext:value-type="string">
            <text:p>oceanicSurface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3" office:value-type="string" calcext:value-type="string">
            <text:p>oceanicSurfaceSeaLevel</text:p>
          </table:table-cell>
          <table:table-cell table:style-name="ce3" office:value-type="string" calcext:value-type="string">
            <text:p>oceanic surface sea level</text:p>
          </table:table-cell>
          <table:table-cell table:style-name="ce5" table:formula="of:=[.A8]" office:value-type="string" office:string-value="oceanicSurface" calcext:value-type="string">
            <text:p>oceanicSurface</text:p>
          </table:table-cell>
          <table:table-cell table:style-name="ce7"/>
          <table:table-cell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oceanicSurfaceSeasurfaceTemperature</text:p>
          </table:table-cell>
          <table:table-cell table:style-name="ce3" office:value-type="string" calcext:value-type="string">
            <text:p>oceanic surface seasurface temperature</text:p>
          </table:table-cell>
          <table:table-cell table:style-name="ce5" table:formula="of:=[.A8]" office:value-type="string" office:string-value="oceanicSurface" calcext:value-type="string">
            <text:p>oceanicSurface</text:p>
          </table:table-cell>
          <table:table-cell table:style-name="ce7"/>
          <table:table-cell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oceanicSurfaceSeaIce</text:p>
          </table:table-cell>
          <table:table-cell table:style-name="ce3" office:value-type="string" calcext:value-type="string">
            <text:p>oceanic surface sea ice</text:p>
          </table:table-cell>
          <table:table-cell table:style-name="ce5" table:formula="of:=[.A8]" office:value-type="string" office:string-value="oceanicSurface" calcext:value-type="string">
            <text:p>oceanicSurface</text:p>
          </table:table-cell>
          <table:table-cell table:style-name="ce7"/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 table:style-name="ce3" office:value-type="string" calcext:value-type="string">
            <text:p>terrestrialFireDisturbance</text:p>
          </table:table-cell>
          <table:table-cell table:style-name="ce3" office:value-type="string" calcext:value-type="string">
            <text:p>terrestrial fire disturbance</text:p>
          </table:table-cell>
          <table:table-cell table:style-name="ce5" table:formula="of:=[.A3]" office:value-type="string" office:string-value="terrestrial" calcext:value-type="string">
            <text:p>terrestrial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terrestrialGlaciersAndIceCaps</text:p>
          </table:table-cell>
          <table:table-cell table:style-name="ce3" office:value-type="string" calcext:value-type="string">
            <text:p>terrestrial glaciers and ice caps</text:p>
          </table:table-cell>
          <table:table-cell table:style-name="ce5" table:formula="of:=[.A3]" office:value-type="string" office:string-value="terrestrial" calcext:value-type="string">
            <text:p>terrestrial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terrestrialLandCover</text:p>
          </table:table-cell>
          <table:table-cell table:style-name="ce3" office:value-type="string" calcext:value-type="string">
            <text:p>terrestria land cover</text:p>
          </table:table-cell>
          <table:table-cell table:style-name="ce5" table:formula="of:=[.A3]" office:value-type="string" office:string-value="terrestrial" calcext:value-type="string">
            <text:p>terrestria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SoilMoisture</text:p>
          </table:table-cell>
          <table:table-cell table:style-name="ce3" office:value-type="string" calcext:value-type="string">
            <text:p>terrestrial soil moisture</text:p>
          </table:table-cell>
          <table:table-cell table:style-name="ce5" table:formula="of:=[.A3]" office:value-type="string" office:string-value="terrestrial" calcext:value-type="string">
            <text:p>terrestrial</text:p>
          </table:table-cell>
          <table:table-cell table:style-name="ce7"/>
          <table:table-cell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terrestrialIceSheets</text:p>
          </table:table-cell>
          <table:table-cell table:style-name="ce3" office:value-type="string" calcext:value-type="string">
            <text:p>terrestrial ice sheets</text:p>
          </table:table-cell>
          <table:table-cell table:style-name="ce5" table:formula="of:=[.A3]" office:value-type="string" office:string-value="terrestrial" calcext:value-type="string">
            <text:p>terrestrial</text:p>
          </table:table-cell>
          <table:table-cell table:style-name="ce7"/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10"/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style:text-properties fo:color="#ff0000"/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2P2" style:volatile="true">
      <number:text> £</number:text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Normal" style:font-family-asian="'Source Han Sans CN Normal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15:33:08.543248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ised User</meta:initial-creator>
    <meta:creation-date>2015-08-18T13:14:04</meta:creation-date>
    <dc:date>2015-09-11T15:34:01.243838003</dc:date>
    <meta:generator>LibreOffice/4.3.7.2$Linux_X86_64 LibreOffice_project/430$Build-2</meta:generator>
    <meta:editing-duration>P3DT1H58M19S</meta:editing-duration>
    <meta:editing-cycles>26</meta:editing-cycles>
    <meta:document-statistic meta:table-count="1" meta:cell-count="67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